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42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5">
            <text:p>Imiona żeńskie nadane dzieciom urodzonym w 2017 r.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able:cell-range-source table:name="imiona_K_2017" table:last-column-spanned="2" table:last-row-spanned="739" xlink:href="C:\Users\m.radwanska\2018\Portal dane publiczne\Nadane imiona w 2017 wszystkie\imiona_K_2017.csv"/>
            <text:p>JULIA</text:p>
          </table:table-cell>
          <table:table-cell office:value-type="string" table:style-name="ce4">
            <text:p>937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UZANNA</text:p>
          </table:table-cell>
          <table:table-cell office:value-type="string" table:style-name="ce4">
            <text:p>918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OFIA</text:p>
          </table:table-cell>
          <table:table-cell office:value-type="string" table:style-name="ce4">
            <text:p>844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NA</text:p>
          </table:table-cell>
          <table:table-cell office:value-type="string" table:style-name="ce4">
            <text:p>828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JA</text:p>
          </table:table-cell>
          <table:table-cell office:value-type="string" table:style-name="ce4">
            <text:p>805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ANNA</text:p>
          </table:table-cell>
          <table:table-cell office:value-type="string" table:style-name="ce4">
            <text:p>792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ELIA</text:p>
          </table:table-cell>
          <table:table-cell office:value-type="string" table:style-name="ce4">
            <text:p>633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ICJA</text:p>
          </table:table-cell>
          <table:table-cell office:value-type="string" table:style-name="ce4">
            <text:p>603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IA</text:p>
          </table:table-cell>
          <table:table-cell office:value-type="string" table:style-name="ce4">
            <text:p>540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KSANDRA</text:p>
          </table:table-cell>
          <table:table-cell office:value-type="string" table:style-name="ce4">
            <text:p>535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IWIA</text:p>
          </table:table-cell>
          <table:table-cell office:value-type="string" table:style-name="ce4">
            <text:p>516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TALIA</text:p>
          </table:table-cell>
          <table:table-cell office:value-type="string" table:style-name="ce4">
            <text:p>472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KTORIA</text:p>
          </table:table-cell>
          <table:table-cell office:value-type="string" table:style-name="ce4">
            <text:p>460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MILIA</text:p>
          </table:table-cell>
          <table:table-cell office:value-type="string" table:style-name="ce4">
            <text:p>43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TONINA</text:p>
          </table:table-cell>
          <table:table-cell office:value-type="string" table:style-name="ce4">
            <text:p>397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URA</text:p>
          </table:table-cell>
          <table:table-cell office:value-type="string" table:style-name="ce4">
            <text:p>396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OLA</text:p>
          </table:table-cell>
          <table:table-cell office:value-type="string" table:style-name="ce4">
            <text:p>328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GA</text:p>
          </table:table-cell>
          <table:table-cell office:value-type="string" table:style-name="ce4">
            <text:p>326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NA</text:p>
          </table:table-cell>
          <table:table-cell office:value-type="string" table:style-name="ce4">
            <text:p>325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LIANA</text:p>
          </table:table-cell>
          <table:table-cell office:value-type="string" table:style-name="ce4">
            <text:p>320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DIA</text:p>
          </table:table-cell>
          <table:table-cell office:value-type="string" table:style-name="ce4">
            <text:p>306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CELINA</text:p>
          </table:table-cell>
          <table:table-cell office:value-type="string" table:style-name="ce4">
            <text:p>293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ABRIELA</text:p>
          </table:table-cell>
          <table:table-cell office:value-type="string" table:style-name="ce4">
            <text:p>292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CHALINA</text:p>
          </table:table-cell>
          <table:table-cell office:value-type="string" table:style-name="ce4">
            <text:p>265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ORNELIA</text:p>
          </table:table-cell>
          <table:table-cell office:value-type="string" table:style-name="ce4">
            <text:p>257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KOLA</text:p>
          </table:table-cell>
          <table:table-cell office:value-type="string" table:style-name="ce4">
            <text:p>255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ELENA</text:p>
          </table:table-cell>
          <table:table-cell office:value-type="string" table:style-name="ce4">
            <text:p>254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LENA</text:p>
          </table:table-cell>
          <table:table-cell office:value-type="string" table:style-name="ce4">
            <text:p>249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TYNA</text:p>
          </table:table-cell>
          <table:table-cell office:value-type="string" table:style-name="ce4">
            <text:p>238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GODA</text:p>
          </table:table-cell>
          <table:table-cell office:value-type="string" table:style-name="ce4">
            <text:p>198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ROLINA</text:p>
          </table:table-cell>
          <table:table-cell office:value-type="string" table:style-name="ce4">
            <text:p>184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GATA</text:p>
          </table:table-cell>
          <table:table-cell office:value-type="string" table:style-name="ce4">
            <text:p>18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NA</text:p>
          </table:table-cell>
          <table:table-cell office:value-type="string" table:style-name="ce4">
            <text:p>177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GDALENA</text:p>
          </table:table-cell>
          <table:table-cell office:value-type="string" table:style-name="ce4">
            <text:p>171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RBARA</text:p>
          </table:table-cell>
          <table:table-cell office:value-type="string" table:style-name="ce4">
            <text:p>169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ERONIKA</text:p>
          </table:table-cell>
          <table:table-cell office:value-type="string" table:style-name="ce4">
            <text:p>168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LANKA</text:p>
          </table:table-cell>
          <table:table-cell office:value-type="string" table:style-name="ce4">
            <text:p>164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ŁUCJA</text:p>
          </table:table-cell>
          <table:table-cell office:value-type="string" table:style-name="ce4">
            <text:p>154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JA</text:p>
          </table:table-cell>
          <table:table-cell office:value-type="string" table:style-name="ce4">
            <text:p>146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LARA</text:p>
          </table:table-cell>
          <table:table-cell office:value-type="string" table:style-name="ce4">
            <text:p>132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ASTAZJA</text:p>
          </table:table-cell>
          <table:table-cell office:value-type="string" table:style-name="ce4">
            <text:p>128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INGA</text:p>
          </table:table-cell>
          <table:table-cell office:value-type="string" table:style-name="ce4">
            <text:p>12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ELA</text:p>
          </table:table-cell>
          <table:table-cell office:value-type="string" table:style-name="ce4">
            <text:p>121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ANNA</text:p>
          </table:table-cell>
          <table:table-cell office:value-type="string" table:style-name="ce4">
            <text:p>108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ŁGORZATA</text:p>
          </table:table-cell>
          <table:table-cell office:value-type="string" table:style-name="ce4">
            <text:p>108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LIANNA</text:p>
          </table:table-cell>
          <table:table-cell office:value-type="string" table:style-name="ce4">
            <text:p>106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AULINA</text:p>
          </table:table-cell>
          <table:table-cell office:value-type="string" table:style-name="ce4">
            <text:p>103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RA</text:p>
          </table:table-cell>
          <table:table-cell office:value-type="string" table:style-name="ce4">
            <text:p>99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ZABELA</text:p>
          </table:table-cell>
          <table:table-cell office:value-type="string" table:style-name="ce4">
            <text:p>92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TA</text:p>
          </table:table-cell>
          <table:table-cell office:value-type="string" table:style-name="ce4">
            <text:p>91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TYLDA</text:p>
          </table:table-cell>
          <table:table-cell office:value-type="string" table:style-name="ce4">
            <text:p>89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TARZYNA</text:p>
          </table:table-cell>
          <table:table-cell office:value-type="string" table:style-name="ce4">
            <text:p>87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IELA</text:p>
          </table:table-cell>
          <table:table-cell office:value-type="string" table:style-name="ce4">
            <text:p>83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ÓŻA</text:p>
          </table:table-cell>
          <table:table-cell office:value-type="string" table:style-name="ce4">
            <text:p>81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LAUDIA</text:p>
          </table:table-cell>
          <table:table-cell office:value-type="string" table:style-name="ce4">
            <text:p>80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WA</text:p>
          </table:table-cell>
          <table:table-cell office:value-type="string" table:style-name="ce4">
            <text:p>78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IZA</text:p>
          </table:table-cell>
          <table:table-cell office:value-type="string" table:style-name="ce4">
            <text:p>77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ATRYCJA</text:p>
          </table:table-cell>
          <table:table-cell office:value-type="string" table:style-name="ce4">
            <text:p>74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MINIKA</text:p>
          </table:table-cell>
          <table:table-cell office:value-type="string" table:style-name="ce4">
            <text:p>72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LINA</text:p>
          </table:table-cell>
          <table:table-cell office:value-type="string" table:style-name="ce4">
            <text:p>70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DRIANNA</text:p>
          </table:table-cell>
          <table:table-cell office:value-type="string" table:style-name="ce4">
            <text:p>67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URSZULA</text:p>
          </table:table-cell>
          <table:table-cell office:value-type="string" table:style-name="ce4">
            <text:p>65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ZALIA</text:p>
          </table:table-cell>
          <table:table-cell office:value-type="string" table:style-name="ce4">
            <text:p>65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DIA</text:p>
          </table:table-cell>
          <table:table-cell office:value-type="string" table:style-name="ce4">
            <text:p>61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GA</text:p>
          </table:table-cell>
          <table:table-cell office:value-type="string" table:style-name="ce4">
            <text:p>60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ELANIA</text:p>
          </table:table-cell>
          <table:table-cell office:value-type="string" table:style-name="ce4">
            <text:p>58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LWINA</text:p>
          </table:table-cell>
          <table:table-cell office:value-type="string" table:style-name="ce4">
            <text:p>56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WIA</text:p>
          </table:table-cell>
          <table:table-cell office:value-type="string" table:style-name="ce4">
            <text:p>55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IANKA</text:p>
          </table:table-cell>
          <table:table-cell office:value-type="string" table:style-name="ce4">
            <text:p>51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IANNA</text:p>
          </table:table-cell>
          <table:table-cell office:value-type="string" table:style-name="ce4">
            <text:p>50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RIA</text:p>
          </table:table-cell>
          <table:table-cell office:value-type="string" table:style-name="ce4">
            <text:p>48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MILA</text:p>
          </table:table-cell>
          <table:table-cell office:value-type="string" table:style-name="ce4">
            <text:p>48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URELIA</text:p>
          </table:table-cell>
          <table:table-cell office:value-type="string" table:style-name="ce4">
            <text:p>44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ROTA</text:p>
          </table:table-cell>
          <table:table-cell office:value-type="string" table:style-name="ce4">
            <text:p>42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NDRA</text:p>
          </table:table-cell>
          <table:table-cell office:value-type="string" table:style-name="ce4">
            <text:p>40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A</text:p>
          </table:table-cell>
          <table:table-cell office:value-type="string" table:style-name="ce4">
            <text:p>40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IKA</text:p>
          </table:table-cell>
          <table:table-cell office:value-type="string" table:style-name="ce4">
            <text:p>38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DA</text:p>
          </table:table-cell>
          <table:table-cell office:value-type="string" table:style-name="ce4">
            <text:p>34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GMARA</text:p>
          </table:table-cell>
          <table:table-cell office:value-type="string" table:style-name="ce4">
            <text:p>3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KSANA</text:p>
          </table:table-cell>
          <table:table-cell office:value-type="string" table:style-name="ce4">
            <text:p>30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WITA</text:p>
          </table:table-cell>
          <table:table-cell office:value-type="string" table:style-name="ce4">
            <text:p>30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DA</text:p>
          </table:table-cell>
          <table:table-cell office:value-type="string" table:style-name="ce4">
            <text:p>30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RINA</text:p>
          </table:table-cell>
          <table:table-cell office:value-type="string" table:style-name="ce4">
            <text:p>29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GA</text:p>
          </table:table-cell>
          <table:table-cell office:value-type="string" table:style-name="ce4">
            <text:p>29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IVIA</text:p>
          </table:table-cell>
          <table:table-cell office:value-type="string" table:style-name="ce4">
            <text:p>28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GNIESZKA</text:p>
          </table:table-cell>
          <table:table-cell office:value-type="string" table:style-name="ce4">
            <text:p>27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OJA</text:p>
          </table:table-cell>
          <table:table-cell office:value-type="string" table:style-name="ce4">
            <text:p>27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POLONIA</text:p>
          </table:table-cell>
          <table:table-cell office:value-type="string" table:style-name="ce4">
            <text:p>26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ENA</text:p>
          </table:table-cell>
          <table:table-cell office:value-type="string" table:style-name="ce4">
            <text:p>26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AJA</text:p>
          </table:table-cell>
          <table:table-cell office:value-type="string" table:style-name="ce4">
            <text:p>26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IZA</text:p>
          </table:table-cell>
          <table:table-cell office:value-type="string" table:style-name="ce4">
            <text:p>26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NIKA</text:p>
          </table:table-cell>
          <table:table-cell office:value-type="string" table:style-name="ce4">
            <text:p>25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STYNA</text:p>
          </table:table-cell>
          <table:table-cell office:value-type="string" table:style-name="ce4">
            <text:p>24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IANA</text:p>
          </table:table-cell>
          <table:table-cell office:value-type="string" table:style-name="ce4">
            <text:p>24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TASZA</text:p>
          </table:table-cell>
          <table:table-cell office:value-type="string" table:style-name="ce4">
            <text:p>24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OLA</text:p>
          </table:table-cell>
          <table:table-cell office:value-type="string" table:style-name="ce4">
            <text:p>24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MMA</text:p>
          </table:table-cell>
          <table:table-cell office:value-type="string" table:style-name="ce4">
            <text:p>2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GNA</text:p>
          </table:table-cell>
          <table:table-cell office:value-type="string" table:style-name="ce4">
            <text:p>20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DWIGA</text:p>
          </table:table-cell>
          <table:table-cell office:value-type="string" table:style-name="ce4">
            <text:p>19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LITA</text:p>
          </table:table-cell>
          <table:table-cell office:value-type="string" table:style-name="ce4">
            <text:p>19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EL</text:p>
          </table:table-cell>
          <table:table-cell office:value-type="string" table:style-name="ce4">
            <text:p>19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ANESSA</text:p>
          </table:table-cell>
          <table:table-cell office:value-type="string" table:style-name="ce4">
            <text:p>19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ITA</text:p>
          </table:table-cell>
          <table:table-cell office:value-type="string" table:style-name="ce4">
            <text:p>18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LENA</text:p>
          </table:table-cell>
          <table:table-cell office:value-type="string" table:style-name="ce4">
            <text:p>18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CTORIA</text:p>
          </table:table-cell>
          <table:table-cell office:value-type="string" table:style-name="ce4">
            <text:p>17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ŻBIETA</text:p>
          </table:table-cell>
          <table:table-cell office:value-type="string" table:style-name="ce4">
            <text:p>16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COLA</text:p>
          </table:table-cell>
          <table:table-cell office:value-type="string" table:style-name="ce4">
            <text:p>16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LIA</text:p>
          </table:table-cell>
          <table:table-cell office:value-type="string" table:style-name="ce4">
            <text:p>16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NINA</text:p>
          </table:table-cell>
          <table:table-cell office:value-type="string" table:style-name="ce4">
            <text:p>16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ANDA</text:p>
          </table:table-cell>
          <table:table-cell office:value-type="string" table:style-name="ce4">
            <text:p>16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ITA</text:p>
          </table:table-cell>
          <table:table-cell office:value-type="string" table:style-name="ce4">
            <text:p>16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DELA</text:p>
          </table:table-cell>
          <table:table-cell office:value-type="string" table:style-name="ce4">
            <text:p>15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WELINA</text:p>
          </table:table-cell>
          <table:table-cell office:value-type="string" table:style-name="ce4">
            <text:p>15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NIA</text:p>
          </table:table-cell>
          <table:table-cell office:value-type="string" table:style-name="ce4">
            <text:p>14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INA</text:p>
          </table:table-cell>
          <table:table-cell office:value-type="string" table:style-name="ce4">
            <text:p>14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TEFANIA</text:p>
          </table:table-cell>
          <table:table-cell office:value-type="string" table:style-name="ce4">
            <text:p>14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ELINA</text:p>
          </table:table-cell>
          <table:table-cell office:value-type="string" table:style-name="ce4">
            <text:p>13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TYLIA</text:p>
          </table:table-cell>
          <table:table-cell office:value-type="string" table:style-name="ce4">
            <text:p>13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A</text:p>
          </table:table-cell>
          <table:table-cell office:value-type="string" table:style-name="ce4">
            <text:p>13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LA</text:p>
          </table:table-cell>
          <table:table-cell office:value-type="string" table:style-name="ce4">
            <text:p>13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BINA</text:p>
          </table:table-cell>
          <table:table-cell office:value-type="string" table:style-name="ce4">
            <text:p>12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ŚMINA</text:p>
          </table:table-cell>
          <table:table-cell office:value-type="string" table:style-name="ce4">
            <text:p>12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ONSTANCJA</text:p>
          </table:table-cell>
          <table:table-cell office:value-type="string" table:style-name="ce4">
            <text:p>12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LIANNA</text:p>
          </table:table-cell>
          <table:table-cell office:value-type="string" table:style-name="ce4">
            <text:p>12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FIA</text:p>
          </table:table-cell>
          <table:table-cell office:value-type="string" table:style-name="ce4">
            <text:p>11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RYSTYNA</text:p>
          </table:table-cell>
          <table:table-cell office:value-type="string" table:style-name="ce4">
            <text:p>1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DYTA</text:p>
          </table:table-cell>
          <table:table-cell office:value-type="string" table:style-name="ce4">
            <text:p>1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YA</text:p>
          </table:table-cell>
          <table:table-cell office:value-type="string" table:style-name="ce4">
            <text:p>1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ANDA</text:p>
          </table:table-cell>
          <table:table-cell office:value-type="string" table:style-name="ce4">
            <text:p>10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AUSTYNA</text:p>
          </table:table-cell>
          <table:table-cell office:value-type="string" table:style-name="ce4">
            <text:p>10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ERESA</text:p>
          </table:table-cell>
          <table:table-cell office:value-type="string" table:style-name="ce4">
            <text:p>10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ESSICA</text:p>
          </table:table-cell>
          <table:table-cell office:value-type="string" table:style-name="ce4">
            <text:p>10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STERA</text:p>
          </table:table-cell>
          <table:table-cell office:value-type="string" table:style-name="ce4">
            <text:p>10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ZABELLA</text:p>
          </table:table-cell>
          <table:table-cell office:value-type="string" table:style-name="ce4">
            <text:p>10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LA</text:p>
          </table:table-cell>
          <table:table-cell office:value-type="string" table:style-name="ce4">
            <text:p>10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YLWIA</text:p>
          </table:table-cell>
          <table:table-cell office:value-type="string" table:style-name="ce4">
            <text:p>10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OEMI</text:p>
          </table:table-cell>
          <table:table-cell office:value-type="string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AULA</text:p>
          </table:table-cell>
          <table:table-cell office:value-type="string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NUTA</text:p>
          </table:table-cell>
          <table:table-cell office:value-type="string" table:style-name="ce4">
            <text:p>8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MARA</text:p>
          </table:table-cell>
          <table:table-cell office:value-type="string" table:style-name="ce4">
            <text:p>8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GDA</text:p>
          </table:table-cell>
          <table:table-cell office:value-type="string" table:style-name="ce4">
            <text:p>8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VIA</text:p>
          </table:table-cell>
          <table:table-cell office:value-type="string" table:style-name="ce4">
            <text:p>8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ELICJA</text:p>
          </table:table-cell>
          <table:table-cell office:value-type="string" table:style-name="ce4">
            <text:p>8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KA</text:p>
          </table:table-cell>
          <table:table-cell office:value-type="string" table:style-name="ce4">
            <text:p>8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TONIA</text:p>
          </table:table-cell>
          <table:table-cell office:value-type="string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RA</text:p>
          </table:table-cell>
          <table:table-cell office:value-type="string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ES</text:p>
          </table:table-cell>
          <table:table-cell office:value-type="string" table:style-name="ce4">
            <text:p>7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RENA</text:p>
          </table:table-cell>
          <table:table-cell office:value-type="string" table:style-name="ce4">
            <text:p>7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RANCISZKA</text:p>
          </table:table-cell>
          <table:table-cell office:value-type="string" table:style-name="ce4">
            <text:p>7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COLE</text:p>
          </table:table-cell>
          <table:table-cell office:value-type="string" table:style-name="ce4">
            <text:p>7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KTORIA</text:p>
          </table:table-cell>
          <table:table-cell office:value-type="string" table:style-name="ce4">
            <text:p>7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GELIKA</text:p>
          </table:table-cell>
          <table:table-cell office:value-type="string" table:style-name="ce4">
            <text:p>7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DRIANA</text:p>
          </table:table-cell>
          <table:table-cell office:value-type="string" table:style-name="ce4">
            <text:p>6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EATA</text:p>
          </table:table-cell>
          <table:table-cell office:value-type="string" table:style-name="ce4">
            <text:p>6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ETA</text:p>
          </table:table-cell>
          <table:table-cell office:value-type="string" table:style-name="ce4">
            <text:p>6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ANESSA</text:p>
          </table:table-cell>
          <table:table-cell office:value-type="string" table:style-name="ce4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CYNA</text:p>
          </table:table-cell>
          <table:table-cell office:value-type="string" table:style-name="ce4">
            <text:p>6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OMI</text:p>
          </table:table-cell>
          <table:table-cell office:value-type="string" table:style-name="ce4">
            <text:p>6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PHIE</text:p>
          </table:table-cell>
          <table:table-cell office:value-type="string" table:style-name="ce4">
            <text:p>6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LORIA</text:p>
          </table:table-cell>
          <table:table-cell office:value-type="string" table:style-name="ce4">
            <text:p>6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LINA</text:p>
          </table:table-cell>
          <table:table-cell office:value-type="string" table:style-name="ce4">
            <text:p>6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TIANA</text:p>
          </table:table-cell>
          <table:table-cell office:value-type="string" table:style-name="ce4">
            <text:p>5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DYTA</text:p>
          </table:table-cell>
          <table:table-cell office:value-type="string" table:style-name="ce4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A</text:p>
          </table:table-cell>
          <table:table-cell office:value-type="string" table:style-name="ce4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LORENTYNA</text:p>
          </table:table-cell>
          <table:table-cell office:value-type="string" table:style-name="ce4">
            <text:p>5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MANTA</text:p>
          </table:table-cell>
          <table:table-cell office:value-type="string" table:style-name="ce4">
            <text:p>5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KTAWIA</text:p>
          </table:table-cell>
          <table:table-cell office:value-type="string" table:style-name="ce4">
            <text:p>5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BRAWA</text:p>
          </table:table-cell>
          <table:table-cell office:value-type="string" table:style-name="ce4">
            <text:p>5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ONORATA</text:p>
          </table:table-cell>
          <table:table-cell office:value-type="string" table:style-name="ce4">
            <text:p>4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RA</text:p>
          </table:table-cell>
          <table:table-cell office:value-type="string" table:style-name="ce4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TELLA</text:p>
          </table:table-cell>
          <table:table-cell office:value-type="string" table:style-name="ce4">
            <text:p>4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RYSA</text:p>
          </table:table-cell>
          <table:table-cell office:value-type="string" table:style-name="ce4">
            <text:p>4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DŻELIKA</text:p>
          </table:table-cell>
          <table:table-cell office:value-type="string" table:style-name="ce4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RMINA</text:p>
          </table:table-cell>
          <table:table-cell office:value-type="string" table:style-name="ce4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RIAM</text:p>
          </table:table-cell>
          <table:table-cell office:value-type="string" table:style-name="ce4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ALINA</text:p>
          </table:table-cell>
          <table:table-cell office:value-type="string" table:style-name="ce4">
            <text:p>4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ANA</text:p>
          </table:table-cell>
          <table:table-cell office:value-type="string" table:style-name="ce4">
            <text:p>4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LIA</text:p>
          </table:table-cell>
          <table:table-cell office:value-type="string" table:style-name="ce4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MILY</text:p>
          </table:table-cell>
          <table:table-cell office:value-type="string" table:style-name="ce4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LEMENTYNA</text:p>
          </table:table-cell>
          <table:table-cell office:value-type="string" table:style-name="ce4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TYCJA</text:p>
          </table:table-cell>
          <table:table-cell office:value-type="string" table:style-name="ce4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IMPIA</text:p>
          </table:table-cell>
          <table:table-cell office:value-type="string" table:style-name="ce4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ANNAH</text:p>
          </table:table-cell>
          <table:table-cell office:value-type="string" table:style-name="ce4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EZ</text:p>
          </table:table-cell>
          <table:table-cell office:value-type="string" table:style-name="ce4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CELA</text:p>
          </table:table-cell>
          <table:table-cell office:value-type="string" table:style-name="ce4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IANA</text:p>
          </table:table-cell>
          <table:table-cell office:value-type="string" table:style-name="ce4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URORA</text:p>
          </table:table-cell>
          <table:table-cell office:value-type="string" table:style-name="ce4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PHIA</text:p>
          </table:table-cell>
          <table:table-cell office:value-type="string" table:style-name="ce4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RMEN</text:p>
          </table:table-cell>
          <table:table-cell office:value-type="string" table:style-name="ce4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ELENA</text:p>
          </table:table-cell>
          <table:table-cell office:value-type="string" table:style-name="ce4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OE</text:p>
          </table:table-cell>
          <table:table-cell office:value-type="string" table:style-name="ce4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OGNA</text:p>
          </table:table-cell>
          <table:table-cell office:value-type="string" table:style-name="ce4">
            <text:p>3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ŻANETA</text:p>
          </table:table-cell>
          <table:table-cell office:value-type="string" table:style-name="ce4">
            <text:p>3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XANDRA</text:p>
          </table:table-cell>
          <table:table-cell office:value-type="string" table:style-name="ce4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DALIA</text:p>
          </table:table-cell>
          <table:table-cell office:value-type="string" table:style-name="ce4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SENIA</text:p>
          </table:table-cell>
          <table:table-cell office:value-type="string" table:style-name="ce4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LLY</text:p>
          </table:table-cell>
          <table:table-cell office:value-type="string" table:style-name="ce4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CJANNA</text:p>
          </table:table-cell>
          <table:table-cell office:value-type="string" table:style-name="ce4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NA</text:p>
          </table:table-cell>
          <table:table-cell office:value-type="string" table:style-name="ce4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ICIA</text:p>
          </table:table-cell>
          <table:table-cell office:value-type="string" table:style-name="ce4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ECYLIA</text:p>
          </table:table-cell>
          <table:table-cell office:value-type="string" table:style-name="ce4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RAH</text:p>
          </table:table-cell>
          <table:table-cell office:value-type="string" table:style-name="ce4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IACYNTA</text:p>
          </table:table-cell>
          <table:table-cell office:value-type="string" table:style-name="ce4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A</text:p>
          </table:table-cell>
          <table:table-cell office:value-type="string" table:style-name="ce4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ELISA</text:p>
          </table:table-cell>
          <table:table-cell office:value-type="string" table:style-name="ce4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IANCA</text:p>
          </table:table-cell>
          <table:table-cell office:value-type="string" table:style-name="ce4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LONA</text:p>
          </table:table-cell>
          <table:table-cell office:value-type="string" table:style-name="ce4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WONA</text:p>
          </table:table-cell>
          <table:table-cell office:value-type="string" table:style-name="ce4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ILA</text:p>
          </table:table-cell>
          <table:table-cell office:value-type="string" table:style-name="ce4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JKA</text:p>
          </table:table-cell>
          <table:table-cell office:value-type="string" table:style-name="ce4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BIGAIL</text:p>
          </table:table-cell>
          <table:table-cell office:value-type="string" table:style-name="ce4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LY</text:p>
          </table:table-cell>
          <table:table-cell office:value-type="string" table:style-name="ce4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ELLA</text:p>
          </table:table-cell>
          <table:table-cell office:value-type="string" table:style-name="ce4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WIRA</text:p>
          </table:table-cell>
          <table:table-cell office:value-type="string" table:style-name="ce4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LANTA</text:p>
          </table:table-cell>
          <table:table-cell office:value-type="string" table:style-name="ce4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ÓZEFINA</text:p>
          </table:table-cell>
          <table:table-cell office:value-type="string" table:style-name="ce4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ASTASIA</text:p>
          </table:table-cell>
          <table:table-cell office:value-type="string" table:style-name="ce4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IKA</text:p>
          </table:table-cell>
          <table:table-cell office:value-type="string" table:style-name="ce4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VA</text:p>
          </table:table-cell>
          <table:table-cell office:value-type="string" table:style-name="ce4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BROSŁAWA</text:p>
          </table:table-cell>
          <table:table-cell office:value-type="string" table:style-name="ce4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AŻYNA</text:p>
          </table:table-cell>
          <table:table-cell office:value-type="string" table:style-name="ce4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LLA</text:p>
          </table:table-cell>
          <table:table-cell office:value-type="string" table:style-name="ce4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LANA</text:p>
          </table:table-cell>
          <table:table-cell office:value-type="string" table:style-name="ce4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MA</text:p>
          </table:table-cell>
          <table:table-cell office:value-type="string" table:style-name="ce4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SABELLA</text:p>
          </table:table-cell>
          <table:table-cell office:value-type="string" table:style-name="ce4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ISA</text:p>
          </table:table-cell>
          <table:table-cell office:value-type="string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OGUMIŁA</text:p>
          </table:table-cell>
          <table:table-cell office:value-type="string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LORA</text:p>
          </table:table-cell>
          <table:table-cell office:value-type="string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ABRIELLA</text:p>
          </table:table-cell>
          <table:table-cell office:value-type="string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AIA</text:p>
          </table:table-cell>
          <table:table-cell office:value-type="string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OLETTA</text:p>
          </table:table-cell>
          <table:table-cell office:value-type="string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ERENIKA</text:p>
          </table:table-cell>
          <table:table-cell office:value-type="string" table:style-name="ce4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YA</text:p>
          </table:table-cell>
          <table:table-cell office:value-type="string" table:style-name="ce4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INA</text:p>
          </table:table-cell>
          <table:table-cell office:value-type="string" table:style-name="ce4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IANNA</text:p>
          </table:table-cell>
          <table:table-cell office:value-type="string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BROCHNA</text:p>
          </table:table-cell>
          <table:table-cell office:value-type="string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YLA</text:p>
          </table:table-cell>
          <table:table-cell office:value-type="string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LI</text:p>
          </table:table-cell>
          <table:table-cell office:value-type="string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RELLA</text:p>
          </table:table-cell>
          <table:table-cell office:value-type="string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STIA</text:p>
          </table:table-cell>
          <table:table-cell office:value-type="string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ELL</text:p>
          </table:table-cell>
          <table:table-cell office:value-type="string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RIANA</text:p>
          </table:table-cell>
          <table:table-cell office:value-type="string" table:style-name="ce4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ALSZKA</text:p>
          </table:table-cell>
          <table:table-cell office:value-type="string" table:style-name="ce4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TANISŁAWA</text:p>
          </table:table-cell>
          <table:table-cell office:value-type="string" table:style-name="ce4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VIEN</text:p>
          </table:table-cell>
          <table:table-cell office:value-type="string" table:style-name="ce4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DMIŁA</text:p>
          </table:table-cell>
          <table:table-cell office:value-type="string" table:style-name="ce4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YLA</text:p>
          </table:table-cell>
          <table:table-cell office:value-type="string" table:style-name="ce4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CHELLE</text:p>
          </table:table-cell>
          <table:table-cell office:value-type="string" table:style-name="ce4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ELLY</text:p>
          </table:table-cell>
          <table:table-cell office:value-type="string" table:style-name="ce4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OLINA</text:p>
          </table:table-cell>
          <table:table-cell office:value-type="string" table:style-name="ce4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GNA</text:p>
          </table:table-cell>
          <table:table-cell office:value-type="string" table:style-name="ce4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ŻESIKA</text:p>
          </table:table-cell>
          <table:table-cell office:value-type="string" table:style-name="ce4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IRA</text:p>
          </table:table-cell>
          <table:table-cell office:value-type="string" table:style-name="ce4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NA</text:p>
          </table:table-cell>
          <table:table-cell office:value-type="string" table:style-name="ce4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ZENA</text:p>
          </table:table-cell>
          <table:table-cell office:value-type="string" table:style-name="ce4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ISA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ILA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CY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KRECJA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IETTA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NATA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ANESA</text:p>
          </table:table-cell>
          <table:table-cell office:value-type="string" table:style-name="ce4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OŻENA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LARA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NIELA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BROMIŁA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TA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SMIN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SMINA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ENNIFER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DWIKA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ITA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KA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OYA</text:p>
          </table:table-cell>
          <table:table-cell office:value-type="string" table:style-name="ce4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ICE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RYGIDA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ARLOTTE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IZABETH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LA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ORENA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XANA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FIJA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OSIA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OSIA</text:p>
          </table:table-cell>
          <table:table-cell office:value-type="string" table:style-name="ce4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LETA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LOE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JANA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EONORA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RYKA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A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IE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KA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TALIE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COL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ENA</text:p>
          </table:table-cell>
          <table:table-cell office:value-type="string" table:style-name="ce4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DELAJDA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Y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A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LANCA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LAUDIA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IANA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RMEN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TILDA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ELANIE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ELISSA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STAZJA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AMELA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GINA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ERONICA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VIENNE</text:p>
          </table:table-cell>
          <table:table-cell office:value-type="string" table:style-name="ce4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ELIE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ATOLA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IADNA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ZA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SANDRA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ELIA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BEKA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ALERIA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WIANA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UZA</text:p>
          </table:table-cell>
          <table:table-cell office:value-type="string" table:style-name="ce4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DON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IR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ABELL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ERNADET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MIL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ESSIK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LIAN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TI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OR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RISS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I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NUEL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IAM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IOL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EL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RAND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DET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KSAN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BRIN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FIE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ALENTIN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VIAN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ARA</text:p>
          </table:table-cell>
          <table:table-cell office:value-type="string" table:style-name="ce4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DELINA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NA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GELA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IA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ERNADETTA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YNTIA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MI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YLA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ÉA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GIA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NDA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SA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THILDA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DZIEJA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TASHA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ACHELA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LMA</text:p>
          </table:table-cell>
          <table:table-cell office:value-type="string" table:style-name="ce4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GELIN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IEL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IN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STRID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ELL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ELESTYN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MANUEL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ACJ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EIDI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LIAN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ONI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TICI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ÉN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LLI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OUIS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KOL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KOLIN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FELI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OLIANN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AIS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T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MANTH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ELIN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ALERIA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YASMIN</text:p>
          </table:table-cell>
          <table:table-cell office:value-type="string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ALIYAH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ID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I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ALI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ASTASII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DRE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YL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OGUSŁAW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TALEY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IAR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IF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ACE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GRID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RIS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SABELLE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SMEN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ÓZEF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AH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OKADI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OL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LIK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SZ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EGAN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LL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ROSŁAW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DINE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L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SE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T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LOME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MIR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SH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IMON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ZANNE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YNTI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IN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ANES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ERONIK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ER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OLETA</text:p>
          </table:table-cell>
          <table:table-cell office:value-type="string" table:style-name="ce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ISH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AN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SSANDR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ÉLI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ATOLI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LETT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Y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LBIN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RL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ROLIN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ANEL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BOR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ISABETH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LEN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Z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RN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ATIM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LORENCJ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RANCESC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ULI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ELEN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RENE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VAN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SEPHINE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REN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SJAN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TALEJ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YL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ESJ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Z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LVIN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GARIT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IS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Y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YAM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YSI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ERCEDES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CHAEL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J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Ł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ŁOSŁAW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LLY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DJ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THALIE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ELI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OELI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ATRICI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ENELOPE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CARLETT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ŁAW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FII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FÍ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NJ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SANN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ZANN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KTORII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OLETT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ER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YASMINE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EYNEP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LAT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YT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ŻAKLINA</text:p>
          </table:table-cell>
          <table:table-cell office:value-type="string" table:style-name="ce4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DEL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GATH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B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BIN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X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M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AI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BER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ABEL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IS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NABELLE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TONELL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Y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RONISŁAW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MILL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ELINE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LOÉ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RNELI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ISY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N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NAT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S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M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MILIE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MILII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RIK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UGENI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UNIK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LORIANN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AY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RM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SABEL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SL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V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VY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W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NK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SMINE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ESIK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LIET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MELI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TJ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YAH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IAR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IMBERLY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LAUDYN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SYMEN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TIK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VINI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ON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ONI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LIA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LIANE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LIT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LLIAN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WIAN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ORETT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CI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YDI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DLEN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IAN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IEM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IJ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TIN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YN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THILDE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UR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ELANI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REL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WOJK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ELLIE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GOC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IKOLETT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DETT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HOEBE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RISCILL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MIN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S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SALI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SALIE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SANN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ID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FI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LOMII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MAY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EREZ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ESS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IFFANY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UL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OË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ŻYWIA</text:p>
          </table:table-cell>
          <table:table-cell office:value-type="string" table:style-name="ce4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GATH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ISZ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ITA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KSANDER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SS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EY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ISH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ISIY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YSS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AY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ÉLI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I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M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DZELIK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NABELL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NABELL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NIK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POLLON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IELL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LE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SM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TE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THE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UGUSTY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V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YESH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YLI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S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IBIAN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LANCH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EL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ANTAL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RISTI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IRILL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RISTI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ZESŁAW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AFN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LFI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ILAR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EANOR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I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I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IS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IZABET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LOR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MMY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SCAD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SM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ULAL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VELI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VELYN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AB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ABIOL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ATM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ELIC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LAW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RANK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RID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ABRYEL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AJAN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EMM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ERTRUD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SELL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AN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HANK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D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ESS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SABELL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VANK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G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AGIENK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OYC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LI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LIETT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STIN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JUTRZENK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IL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JL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L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M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ATI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ORALI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KORDEL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IM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JL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RIS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AWIN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JL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NK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N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TIS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TIZ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ETYSJ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LITH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ILJA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OTT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OUIS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CJ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UDOVIC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DELEIN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IR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LE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LGORZAT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GARET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GARYT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IAM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Í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RW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TILD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AYAH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EDI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EGI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ERYEM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LLE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İR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ASTURCJ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ELLI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OEL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CTAV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IVI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LYMP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AOL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HUONG ANH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OLIA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ADOCH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AY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IM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MA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NJ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F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MY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TY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VANNAH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W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ERE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ILE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TEPHANI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MIR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SANNE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YBILL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ISJ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R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ELIME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EODOR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ER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RGIN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ALENTY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RGIN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ISŁAW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I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OÉ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OHR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OR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UZAN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ZUZIA</text:p>
          </table:table-cell>
          <table:table-cell office:value-type="string" table:style-name="ce4">
            <text:p>2</text:p>
          </table:table-cell>
          <table:table-cell table:number-columns-repeated="16382"/>
        </table:table-row>
        <table:table-row table:number-rows-repeated="1047835" table:style-name="ro2">
          <table:table-cell table:number-columns-repeated="16384"/>
        </table:table-row>
        <table:named-expressions>
          <table:named-range table:name="imiona_K_2017" table:cell-range-address="Arkusz1.$A$3:Arkusz1.$B$741" table:base-cell-address="Arkusz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dwańska Małgorzata</meta:initial-creator>
    <dc:creator>Graczyk Kinga</dc:creator>
    <meta:creation-date>2018-01-16T09:36:20Z</meta:creation-date>
    <dc:date>2018-01-16T10:46:38Z</dc:date>
  </office:meta>
</office:document-meta>
</file>